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10_Korzystanie_z_czatu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, Inni użytkownicy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e się skomunikować z innym użytkownikem lub wieloma użytkownikami. Celem komunikacji jest uzgodnienie warunków wymiany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  <text:p text:style-name="Table_20_Contents">Użytkownik posiada co najmniej jedno dopasowan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ikonę "Czat" z paska zakładek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Użytkownik komunikuje się z innym użytkownikem lub wieloma innymi użytkownikami.</text:p>
            <text:p text:style-name="Table_20_Contents">Użytkownik był w stanie wysłać i/lub odebrać wiadomość od innych użytkowników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Użytkownik nie jest w stanie skontaktować się z innym użytkownikem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wietla ekran dostępnych czatów.</text:p>
            <text:p text:style-name="Table_20_Contents">2. Użytkownik sprawdza czy pojawiły się nowe wiadomości.</text:p>
            <text:p text:style-name="Table_20_Contents">3. Użytkownik wybiera interesujący go czat poprzez kliknięcie na niego.</text:p>
            <text:p text:style-name="Table_20_Contents">4. System wyświetla ekran czatu.</text:p>
            <text:p text:style-name="Table_20_Contents">5. Użytkownik odbiera otrzymane wiadomości.</text:p>
            <text:p text:style-name="Table_20_Contents">6. Użytkownik wysyła wiadomości do innych użytkowników.</text:p>
            <text:p text:style-name="Table_20_Contents">7. System sprawdza, czy rozmiar wiadmości nie przekracza maksymalnego dozwolonego rozmiaru wiadmości.</text:p>
            <text:p text:style-name="Table_20_Contents">8. System przesyła wiadomości do innych użytkowników.</text:p>
            <text:p text:style-name="Table_20_Contents">9. System wyświetla wiadomości użytkownikowi i innym użytkownikom.</text:p>
            <text:p text:style-name="Table_20_Contents">10. Inni użytkownicy wysyłają wiadomości do użytkownika.</text:p>
            <text:p text:style-name="Table_20_Contents">11. System przesyła wiadomości do użytkownika.</text:p>
            <text:p text:style-name="Table_20_Contents">12. System wyświetla wiadomości użytkownikowi i innym użytkownikom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.1 Użytkownik wpisuje nazwę użytkownika lub produktu w pasek wyszukiwania.</text:p>
            <text:p text:style-name="Table_20_Contents">2.a.2 System wyszukuje użytkowników lub produkty pasujące do warunków wyszukiwania.</text:p>
            <text:p text:style-name="Table_20_Contents">2.a.3 System wyświetla wyszukane produkty. Przejście do punktu 2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2.1 Nowe wiadomości nie pojawiły się.</text:p>
            <text:p text:style-name="Table_20_Contents">2.a2.2 Użytkownik zamyka ekran dostępnych czatów. Przypadek użycia kończy się.</text:p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7.w.1 Wiadmość przekracza maksymalny dozwolonony rozmiar wiadomości.</text:p>
            <text:p text:style-name="Table_20_Contents">7.w.2 System nie wysyła wiadomości.</text:p>
            <text:p text:style-name="Table_20_Contents">7.w.3 System wyświetla informację o przekroczonym maksymalnym dozwolonym rozmiarze wiadomości. Przejście do punktu 6. </text:p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8.w.1 Przesłanie wiadomości przez system nie powiodło się. </text:p>
            <text:p text:style-name="Table_20_Contents">8.w.2 Wiadomości nie są wyświtlane użytkownikowi ani innym użytkownikom. Przejście do punktu 6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09:55:23.15</dc:date>
    <meta:editing-duration>PT2H14M40S</meta:editing-duration>
    <meta:editing-cycles>5</meta:editing-cycles>
    <meta:generator>OpenOffice/4.1.7$Win32 OpenOffice.org_project/417m1$Build-9800</meta:generator>
    <meta:document-statistic meta:table-count="1" meta:image-count="0" meta:object-count="0" meta:page-count="1" meta:paragraph-count="43" meta:word-count="280" meta:character-count="2216"/>
  </office:meta>
</office:document-meta>
</file>